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Calibri" svg:font-family="Calibri" style:font-family-generic="swiss"/>
    <style:font-face style:name="FreeSans1" svg:font-family="FreeSans" style:font-family-generic="swiss"/>
    <style:font-face style:name="Monospace" svg:font-family="Monospac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letter-spacing="normal" fo:font-style="normal" fo:font-weight="normal"/>
    </style:style>
    <style:style style:name="P2"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orphans="2" fo:widows="2" fo:text-indent="0cm" style:auto-text-indent="false"/>
    </style:style>
    <style:style style:name="P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officeooo:paragraph-rsid="001d6b04"/>
    </style:style>
    <style:style style:name="P6" style:family="paragraph" style:parent-style-name="Standard">
      <style:text-properties style:use-window-font-color="true" loext:opacity="0%"/>
    </style:style>
    <style:style style:name="P7" style:family="paragraph" style:parent-style-name="Heading_20_1">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24pt" fo:letter-spacing="normal" fo:font-style="normal" fo:font-weight="normal" officeooo:rsid="001eb9a1" officeooo:paragraph-rsid="001eb9a1" style:font-name-asian="Noto Serif CJK SC" style:font-size-asian="24pt" style:font-weight-asian="bold" style:font-name-complex="FreeSans" style:font-size-complex="24pt" style:font-weight-complex="bold"/>
    </style:style>
    <style:style style:name="P8"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letter-spacing="normal" fo:font-style="normal" fo:font-weight="normal" officeooo:paragraph-rsid="001eb9a1"/>
    </style:style>
    <style:style style:name="P9" style:family="paragraph" style:parent-style-name="Text_20_body" style:list-style-name="L1">
      <style:paragraph-properties fo:margin-top="0cm" fo:margin-bottom="0.423cm" style:contextual-spacing="false" fo:orphans="2" fo:widows="2"/>
      <style:text-properties fo:font-variant="normal" fo:text-transform="none" style:use-window-font-color="true" loext:opacity="0%" style:font-name="apple-system" fo:font-size="12pt" fo:letter-spacing="normal" fo:font-style="normal" fo:font-weight="normal" officeooo:paragraph-rsid="001d6b04"/>
    </style:style>
    <style:style style:name="P10"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officeooo:paragraph-rsid="001d6b04"/>
    </style:style>
    <style:style style:name="P11" style:family="paragraph" style:parent-style-name="Text_20_body">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officeooo:rsid="001eb9a1" officeooo:paragraph-rsid="001eb9a1" style:font-name-asian="Noto Serif CJK SC" style:font-size-asian="24pt" style:font-weight-asian="bold" style:font-name-complex="FreeSans" style:font-size-complex="24pt" style:font-weight-complex="bold"/>
    </style:style>
    <style:style style:name="T1" style:family="text">
      <style:text-properties fo:font-variant="normal" fo:text-transform="none" style:use-window-font-color="true" loext:opacity="0%" style:font-name="apple-system" fo:font-size="12pt" fo:letter-spacing="normal" fo:font-style="normal" fo:font-weight="normal"/>
    </style:style>
    <style:style style:name="T2" style:family="text">
      <style:text-properties fo:font-variant="normal" fo:text-transform="none" style:use-window-font-color="true" loext:opacity="0%" style:font-name="apple-system" fo:font-size="12pt" fo:letter-spacing="normal" fo:font-style="normal" fo:font-weight="normal" officeooo:rsid="001d6b04"/>
    </style:style>
    <style:style style:name="T3" style:family="text">
      <style:text-properties fo:font-variant="normal" fo:text-transform="none" style:use-window-font-color="true" loext:opacity="0%" style:font-name="apple-system" fo:font-size="12pt" fo:letter-spacing="normal" fo:font-style="normal" fo:font-weight="normal" officeooo:rsid="001d6b04" style:font-weight-asian="normal" style:font-weight-complex="normal"/>
    </style:style>
    <style:style style:name="T4" style:family="text">
      <style:text-properties fo:font-variant="normal" fo:text-transform="none" style:use-window-font-color="true" loext:opacity="0%" style:font-name="apple-system" fo:font-size="12pt" fo:letter-spacing="normal" fo:font-style="normal" fo:font-weight="bold"/>
    </style:style>
    <style:style style:name="T5" style:family="text">
      <style:text-properties fo:font-variant="normal" fo:text-transform="none" style:use-window-font-color="true" loext:opacity="0%" style:text-line-through-style="none" style:text-line-through-type="none" style:font-name="apple-system" fo:font-size="12pt" fo:letter-spacing="normal" fo:font-style="normal" style:text-underline-style="none" fo:font-weight="normal" style:text-blinking="false"/>
    </style:style>
    <style:style style:name="T6" style:family="text">
      <style:text-properties fo:font-variant="normal" fo:text-transform="none" style:use-window-font-color="true" loext:opacity="0%" style:text-line-through-style="none" style:text-line-through-type="none" style:font-name="apple-system" fo:font-size="12pt" fo:letter-spacing="normal" fo:font-style="normal" style:text-underline-style="none" fo:font-weight="normal" officeooo:rsid="001d6b04" style:text-blinking="false"/>
    </style:style>
    <style:style style:name="T7" style:family="text">
      <style:text-properties fo:font-variant="normal" fo:text-transform="none" style:use-window-font-color="true" loext:opacity="0%" style:font-name="Monospace" fo:font-size="10pt" fo:letter-spacing="normal" fo:font-style="normal" fo:font-weight="normal" style:font-size-asian="10pt" style:font-size-complex="10pt"/>
    </style:style>
    <style:style style:name="T8" style:family="text">
      <style:text-properties fo:font-variant="normal" fo:text-transform="none" style:use-window-font-color="true" loext:opacity="0%" style:font-name="Monospace" fo:font-size="10pt" fo:letter-spacing="normal" fo:font-style="normal" fo:font-weight="normal" officeooo:rsid="001d6b04" style:font-size-asian="10pt" style:font-size-complex="10pt"/>
    </style:style>
    <style:style style:name="T9" style:family="text">
      <style:text-properties fo:font-variant="normal" fo:text-transform="none" style:use-window-font-color="true" loext:opacity="0%" style:font-name="Monospace" fo:font-size="10pt" fo:letter-spacing="normal" fo:font-style="italic" fo:font-weight="normal" style:font-size-asian="10pt" style:font-style-asian="italic" style:font-size-complex="10pt" style:font-style-complex="italic"/>
    </style:style>
    <style:style style:name="T10" style:family="text">
      <style:text-properties officeooo:rsid="001d6b04"/>
    </style:style>
    <style:style style:name="T11"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ompilador - Descripción del proyecto</text:h>
      <text:p text:style-name="P11">Trabajo para la asignatura “Compiladores” - UNNOBA - 2021</text:p>
      <text:h text:style-name="P8" text:outline-level="2">Archivos</text:h>
      <text:p text:style-name="P3"><text:span text:style-name="T1">El proyecto requiere Java (probado con las versiones 11 y 16), y las bibliotecas</text:span><text:span text:style-name="T2"> </text:span><text:a xlink:type="simple" xlink:href="https://www.jflex.de/" text:style-name="Internet_20_link" text:visited-style-name="Visited_20_Internet_20_Link"><text:span text:style-name="T5">JFlex</text:span></text:a><text:span text:style-name="T6"> </text:span><text:span text:style-name="T1">y</text:span><text:span text:style-name="T2"> </text:span><text:a xlink:type="simple" xlink:href="http://www2.cs.tum.edu/projects/cup/install.php" text:style-name="Internet_20_link" text:visited-style-name="Visited_20_Internet_20_Link"><text:span text:style-name="T5">JavaCUP</text:span></text:a><text:span text:style-name="T1">. En el directorio "lib" se encuentran incluidos los archivos compilados de las versiones más recientes a la fecha de ambas biliotecas.</text:span></text:p>
      <text:p text:style-name="P4">Los demás archivos del proyecto se encuentran en el paquete "ar.edu.unnoba.compilador" (en el directorio src/ar/edu/unnoba/compilador).</text:p>
      <text:h text:style-name="P1" text:outline-level="2"><text:bookmark text:name="user-content-archivos"/>Archivos</text:h>
      <text:h text:style-name="P2" text:outline-level="3"><text:bookmark text:name="user-content-lexicoflex"/>lexico.flex</text:h>
      <text:p text:style-name="P4">Contiene la implementación en JFlex del analizador léxico (incluyendo expresiones regulares para reconocer tokens, estados del autómata y código Java auxiliar).</text:p>
      <text:h text:style-name="P2" text:outline-level="3"><text:bookmark text:name="user-content-parsercup"/>parser.cup</text:h>
      <text:p text:style-name="P4">Contiene las reglas para la generación del parser o analizador sintáctico.</text:p>
      <text:h text:style-name="P2" text:outline-level="3"><text:bookmark text:name="user-content-mitokenjava"/>MiToken.java</text:h>
      <text:p text:style-name="P4">Clase que representa a cada token identificado por el analizador léxico.</text:p>
      <text:h text:style-name="P2" text:outline-level="3"><text:bookmark text:name="user-content-generadorjava"/>Generador.java</text:h>
      <text:p text:style-name="P4">Al ejecutar esta clase Java generará los siguientes archivos dentro de la misma carpeta:</text:p>
      <text:list xml:id="list3961446051" text:style-name="L1">
        <text:list-item>
          <text:p text:style-name="P9">MiLexico.java: Archivo con código Java generado por JFlex en base al archivo lexico.flex.</text:p>
        </text:list-item>
        <text:list-item>
          <text:p text:style-name="P9">MiParser.java: Código Java generado por CUP que contiene las reglas semánticas definidas en el archivo parser.cup.</text:p>
        </text:list-item>
        <text:list-item>
          <text:p text:style-name="P9"><text:soft-page-break/>MiParserSym.java: Similar a MiParser.java, pero conteniendo los símbolos o tokens terminales.</text:p>
        </text:list-item>
      </text:list>
      <text:h text:style-name="P2" text:outline-level="3"><text:bookmark text:name="user-content-pruebajflexjava"/>PruebaJFlex.java</text:h>
      <text:p text:style-name="P4">Espera entradas por teclado del usuario, y demuestra cómo el analizador léxico las separa en tokens.</text:p>
      <text:h text:style-name="P2" text:outline-level="3"><text:bookmark text:name="user-content-pruebajavacupjava"/>PruebaJavaCup.java</text:h>
      <text:p text:style-name="P3"><text:span text:style-name="T1">Lee el texto del archivo</text:span><text:span text:style-name="T2"> </text:span><text:span text:style-name="Strong_20_Emphasis"><text:span text:style-name="T4">entrada.txt</text:span></text:span><text:span text:style-name="Strong_20_Emphasis"><text:span text:style-name="T3"> </text:span></text:span><text:span text:style-name="T1">y muestra las reglas de producción que se aplican al realizar el análisis sintáctico. En el caso de que no se pueda aplicar ninguna regla muestra en qué parte del archivo de entrada se produjo el error de sintaxis.</text:span></text:p>
      <text:h text:style-name="P1" text:outline-level="2"><text:bookmark text:name="user-content-ejecución"/>Ejecución</text:h>
      <text:h text:style-name="P2" text:outline-level="3"><text:bookmark text:name="user-content-ide"/>IDE</text:h>
      <text:p text:style-name="P5">Se incluyen archivos del proyecto configurado en el IDE "IntelliJ IDEA".</text:p>
      <text:p text:style-name="P5"><text:span text:style-name="T10">En otros IDE se puede crear un proyecto configurando la carpeta “src” como carpeta en donde se encuentran los archivos fuentes, e </text:span>inclu<text:span text:style-name="T10">yendo</text:span> <text:span text:style-name="T10">como</text:span> <text:span text:style-name="T10">bibliotecas</text:span> <text:span text:style-name="T10">los archivos .jar </text:span>que se encuentran en la carpeta lib.</text:p>
      <text:h text:style-name="P2" text:outline-level="3"><text:bookmark text:name="user-content-línea-de-comandos"/>Línea de comandos</text:h>
      <text:p text:style-name="P5">Alternativamente, se pueden compilar y ejecutar los archivos Java mediante la línea de comandos. Desde el directorio raíz del proyecto:</text:p>
      <text:p text:style-name="Preformatted_20_Text"><text:span text:style-name="T7">javac -cp "src:lib/</text:span><text:span text:style-name="Emphasis"><text:span text:style-name="T7">" -d out -Xlint "src/ar/edu/unnoba/compilador/</text:span></text:span><text:span text:style-name="Emphasis"><text:span text:style-name="T9">ARCHIVO</text:span></text:span><text:span text:style-name="Emphasis"><text:span text:style-name="T7">.java" </text:span></text:span><text:span text:style-name="Emphasis"><text:span text:style-name="T8">j</text:span></text:span><text:span text:style-name="Emphasis"><text:span text:style-name="T7">ava -cp "out:lib/</text:span></text:span><text:span text:style-name="T7">" "ar/edu/unnoba/compilador/</text:span><text:span text:style-name="Emphasis"><text:span text:style-name="T9">ARCHIVO</text:span></text:span><text:span text:style-name="T7">"</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Calibri" svg:font-family="Calibri" style:font-family-generic="swiss"/>
    <style:font-face style:name="FreeSans1" svg:font-family="FreeSans" style:font-family-generic="swiss"/>
    <style:font-face style:name="Monospace" svg:font-family="Monospac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s" fo:country="A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o Tortoriello</meta:initial-creator>
    <meta:creation-date>2021-05-04T18:03:23.653545102</meta:creation-date>
    <dc:date>2021-05-04T18:25:06.368789861</dc:date>
    <dc:creator>Franco Tortoriello</dc:creator>
    <meta:editing-duration>PT20M22S</meta:editing-duration>
    <meta:editing-cycles>3</meta:editing-cycles>
    <meta:generator>LibreOffice/7.1.2.2$Linux_X86_64 LibreOffice_project/10$Build-2</meta:generator>
    <meta:document-statistic meta:table-count="0" meta:image-count="0" meta:object-count="0" meta:page-count="2" meta:paragraph-count="28" meta:word-count="318" meta:character-count="2182" meta:non-whitespace-character-count="1895"/>
  </office:meta>
</office:document-meta>
</file>